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ush Script MT" svg:font-family="'Brush Script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draw:fill="none" draw:textarea-vertical-align="middle"/>
    </style:style>
    <style:style style:name="gr2" style:family="graphic" style:parent-style-name="objectwithoutfill">
      <style:graphic-properties svg:stroke-width="0.106cm" draw:marker-start="Line_20_Arrow" draw:marker-start-width="0.358cm" draw:marker-end="Line_20_Arrow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0.643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131cm" fo:min-width="1.024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10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Brush Script MT"/>
    </style:style>
    <style:style style:name="P5" style:family="paragraph">
      <loext:graphic-properties draw:fill="none" draw:fill-color="#ffffff"/>
      <style:text-properties style:font-name="Brush Script MT"/>
    </style:style>
    <style:style style:name="T1" style:family="text">
      <style:text-properties style:font-name="Brush Script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879cm" svg:y1="6.467cm" svg:x2="8.879cm" svg:y2="21.58cm">
          <text:p/>
        </draw:line>
        <draw:line draw:style-name="gr2" draw:text-style-name="P1" draw:layer="layout" svg:x1="7.482cm" svg:y1="19.294cm" svg:x2="10.276cm" svg:y2="19.294cm">
          <text:p/>
        </draw:line>
        <draw:line draw:style-name="gr3" draw:text-style-name="P1" draw:layer="layout" svg:x1="5.196cm" svg:y1="21.199cm" svg:x2="12.435cm" svg:y2="21.199cm">
          <text:p/>
        </draw:line>
        <draw:custom-shape draw:style-name="gr4" draw:text-style-name="P2" draw:layer="layout" svg:width="1.143cm" svg:height="1.778cm" svg:x="13.324cm" svg:y="19.6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832cm" svg:y1="19.802cm" svg:x2="13.832cm" svg:y2="8.245cm">
          <text:p/>
        </draw:line>
        <draw:custom-shape draw:style-name="gr6" draw:text-style-name="P2" draw:layer="layout" svg:width="1.524cm" svg:height="0.381cm" svg:x="13.07cm" svg:y="7.86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832cm" svg:y1="8.245cm" svg:x2="7.99cm" svg:y2="21.199cm">
          <text:p/>
        </draw:line>
        <draw:line draw:style-name="gr7" draw:text-style-name="P1" draw:layer="layout" svg:x1="7.482cm" svg:y1="19.294cm" svg:x2="6.847cm" svg:y2="18.024cm">
          <text:p/>
        </draw:line>
        <draw:line draw:style-name="gr7" draw:text-style-name="P1" draw:layer="layout" svg:x1="10.276cm" svg:y1="19.294cm" svg:x2="10.911cm" svg:y2="18.024cm">
          <text:p/>
        </draw:line>
        <draw:line draw:style-name="gr8" draw:text-style-name="P1" draw:layer="layout" svg:x1="10.403cm" svg:y1="19.294cm" svg:x2="16.118cm" svg:y2="19.294cm">
          <text:p/>
        </draw:line>
        <draw:line draw:style-name="gr8" draw:text-style-name="P1" draw:layer="layout" svg:x1="14.594cm" svg:y1="8.245cm" svg:x2="15.991cm" svg:y2="8.245cm">
          <text:p/>
        </draw:line>
        <draw:line draw:style-name="gr8" draw:text-style-name="P1" draw:layer="layout" svg:x1="6.847cm" svg:y1="18.024cm" svg:x2="16.118cm" svg:y2="18.024cm">
          <text:p/>
        </draw:line>
        <draw:line draw:style-name="gr9" draw:text-style-name="P1" draw:layer="layout" svg:x1="7.99cm" svg:y1="22.342cm" svg:x2="8.879cm" svg:y2="22.342cm">
          <text:p/>
        </draw:line>
        <draw:line draw:style-name="gr9" draw:text-style-name="P1" draw:layer="layout" svg:x1="8.879cm" svg:y1="22.342cm" svg:x2="13.832cm" svg:y2="22.342cm">
          <text:p/>
        </draw:line>
        <draw:line draw:style-name="gr10" draw:text-style-name="P1" draw:layer="layout" svg:x1="16.489cm" svg:y1="8.245cm" svg:x2="16.489cm" svg:y2="18.024cm">
          <text:p text:style-name="P2"/>
        </draw:line>
        <draw:line draw:style-name="gr9" draw:text-style-name="P1" draw:layer="layout" svg:x1="16.489cm" svg:y1="19.294cm" svg:x2="16.489cm" svg:y2="18.024cm">
          <text:p/>
        </draw:line>
        <draw:line draw:style-name="gr9" draw:text-style-name="P1" draw:layer="layout" svg:x1="17.546cm" svg:y1="8.245cm" svg:x2="17.546cm" svg:y2="19.294cm">
          <text:p/>
        </draw:line>
        <draw:line draw:style-name="gr10" draw:text-style-name="P1" draw:layer="layout" svg:x1="6.085cm" svg:y1="19.294cm" svg:x2="6.085cm" svg:y2="21.199cm">
          <text:p text:style-name="P2"/>
        </draw:line>
        <draw:frame draw:style-name="gr11" draw:text-style-name="P3" draw:layer="layout" svg:width="0.676cm" svg:height="1.343cm" svg:x="5.593cm" svg:y="19.802cm">
          <draw:text-box>
            <text:p>f</text:p>
          </draw:text-box>
        </draw:frame>
        <draw:frame draw:style-name="gr12" draw:text-style-name="P5" draw:layer="layout" svg:width="0.858cm" svg:height="1.03cm" svg:x="16.48cm" svg:y="12.309cm">
          <draw:text-box>
            <text:p text:style-name="P4"><text:span text:style-name="T1">l’</text:span></text:p>
          </draw:text-box>
        </draw:frame>
        <draw:frame draw:style-name="gr12" draw:text-style-name="P3" draw:layer="layout" svg:width="0.853cm" svg:height="0.962cm" svg:x="16.367cm" svg:y="18.145cm">
          <draw:text-box>
            <text:p>L</text:p>
          </draw:text-box>
        </draw:frame>
        <draw:frame draw:style-name="gr12" draw:text-style-name="P5" draw:layer="layout" svg:width="0.646cm" svg:height="1.03cm" svg:x="18.026cm" svg:y="13.065cm">
          <draw:text-box>
            <text:p text:style-name="P4"><text:span text:style-name="T1">l</text:span></text:p>
          </draw:text-box>
        </draw:frame>
        <draw:frame draw:style-name="gr12" draw:text-style-name="P3" draw:layer="layout" svg:width="0.959cm" svg:height="0.962cm" svg:x="10.652cm" svg:y="22.463cm">
          <draw:text-box>
            <text:p>D</text:p>
          </draw:text-box>
        </draw:frame>
        <draw:frame draw:style-name="gr13" draw:text-style-name="P3" draw:layer="layout" svg:width="0.853cm" svg:height="1.216cm" svg:x="8.026cm" svg:y="22.269cm">
          <draw:text-box>
            <text:p>d</text:p>
          </draw:text-box>
        </draw:frame>
        <draw:frame draw:style-name="gr14" draw:text-style-name="P3" draw:layer="layout" svg:width="0.993cm" svg:height="1.143cm" svg:x="8.013cm" svg:y="18.405cm">
          <draw:text-box>
            <text:p>O</text:p>
          </draw:text-box>
        </draw:frame>
        <draw:frame draw:style-name="gr12" draw:text-style-name="P3" draw:layer="layout" svg:width="0.925cm" svg:height="0.962cm" svg:x="13.832cm" svg:y="19.294cm">
          <draw:text-box>
            <text:p>A</text:p>
          </draw:text-box>
        </draw:frame>
        <draw:frame draw:style-name="gr12" draw:text-style-name="P3" draw:layer="layout" svg:width="0.925cm" svg:height="0.962cm" svg:x="13.451cm" svg:y="7.41cm">
          <draw:text-box>
            <text:p>B</text:p>
          </draw:text-box>
        </draw:frame>
        <draw:frame draw:style-name="gr12" draw:text-style-name="P3" draw:layer="layout" svg:width="0.959cm" svg:height="0.962cm" svg:x="8.752cm" svg:y="21.199cm">
          <draw:text-box>
            <text:p>C</text:p>
          </draw:text-box>
        </draw:frame>
        <draw:frame draw:style-name="gr12" draw:text-style-name="P3" draw:layer="layout" svg:width="0.925cm" svg:height="0.962cm" svg:x="7.319cm" svg:y="20.31cm">
          <draw:text-box>
            <text:p>E</text:p>
          </draw:text-box>
        </draw:frame>
        <draw:frame draw:style-name="gr15" draw:text-style-name="P3" draw:layer="layout" svg:width="0.001cm" svg:height="0.127cm" svg:x="4.434cm" svg:y="16.5cm">
          <draw:text-box>
            <text:p/>
          </draw:text-box>
        </draw:frame>
        <draw:frame draw:style-name="gr12" draw:text-style-name="P3" draw:layer="layout" svg:width="4.172cm" svg:height="0.962cm" svg:x="15.102cm" svg:y="21.453cm">
          <draw:text-box>
            <text:p>Laser source</text:p>
          </draw:text-box>
        </draw:frame>
        <draw:frame draw:style-name="gr12" draw:text-style-name="P3" draw:layer="layout" svg:width="2.864cm" svg:height="0.962cm" svg:x="12.689cm" svg:y="6.721cm">
          <draw:text-box>
            <text:p>obstacle</text:p>
          </draw:text-box>
        </draw:frame>
        <draw:frame draw:style-name="gr12" draw:text-style-name="P3" draw:layer="layout" svg:width="4.346cm" svg:height="0.962cm" svg:x="0.977cm" svg:y="20.691cm">
          <draw:text-box>
            <text:p>Image s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ush Script MT" svg:font-family="'Brush Script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3:55.873879000</meta:creation-date>
    <dc:date>2017-08-09T03:58:45.697423000</dc:date>
    <meta:editing-duration>PT4M15S</meta:editing-duration>
    <meta:editing-cycles>1</meta:editing-cycles>
    <meta:document-statistic meta:object-count="33"/>
    <meta:generator>LibreOffice/5.2.4.2$MacOSX_X86_64 LibreOffice_project/3d5603e1122f0f102b62521720ab13a38a4e0eb0</meta:generator>
  </office:meta>
</office:document-meta>
</file>